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border-top="none" fo:border-left="none" fo:border-bottom="0.0069in solid #000000" fo:border-right="none" fo:padding-top="0in" fo:padding-left="0in" fo:padding-bottom="0.0138in" fo:padding-right="0in" style:shadow="none"/>
      <style:text-properties fo:color="#4472C4" fo:font-size="20pt" style:font-size-asian="20pt" style:font-size-complex="20pt"/>
    </style:style>
    <style:style style:name="P2" style:parent-style-name="Normal" style:family="paragraph">
      <style:paragraph-properties fo:border-top="none" fo:border-left="none" fo:border-bottom="0.0069in solid #000000" fo:border-right="none" fo:padding-top="0in" fo:padding-left="0in" fo:padding-bottom="0.0138in" fo:padding-right="0in" style:shadow="none" fo:text-align="center"/>
      <style:text-properties fo:font-size="12pt" style:font-size-asian="12pt" style:font-size-complex="12pt"/>
    </style:style>
    <style:style style:name="P3" style:parent-style-name="Normal" style:family="paragraph">
      <style:paragraph-properties fo:border-top="none" fo:border-left="none" fo:border-bottom="0.0069in solid #000000" fo:border-right="none" fo:padding-top="0in" fo:padding-left="0in" fo:padding-bottom="0.0138in" fo:padding-right="0in" style:shadow="none" fo:text-align="center"/>
      <style:text-properties style:font-name="Arial" style:font-name-complex="Arial" style:font-size-complex="10pt"/>
    </style:style>
    <style:style style:name="P4" style:parent-style-name="Normal" style:family="paragraph">
      <style:text-properties fo:font-size="12pt" style:font-size-asian="12pt" style:font-size-complex="12pt"/>
    </style:style>
    <style:style style:name="P5" style:parent-style-name="Normal" style:family="paragraph">
      <style:paragraph-properties fo:margin-top="0.1666in" fo:margin-bottom="0.1666in"/>
    </style:style>
    <style:style style:name="T6" style:parent-style-name="Policepardéfaut" style:family="text">
      <style:text-properties fo:font-size="12pt" style:font-size-asian="12pt" style:font-size-complex="12pt"/>
    </style:style>
    <style:style style:name="T7" style:parent-style-name="Policepardéfaut" style:family="text">
      <style:text-properties style:font-name="Arial" style:font-name-complex="Arial" fo:color="#000000"/>
    </style:style>
    <style:style style:name="T8" style:parent-style-name="Policepardéfaut" style:family="text">
      <style:text-properties style:font-name="Arial" style:font-name-complex="Arial" fo:color="#000000"/>
    </style:style>
    <style:style style:name="T9" style:parent-style-name="Policepardéfaut" style:family="text">
      <style:text-properties style:font-name="Arial" style:font-name-complex="Arial" fo:font-weight="bold" style:font-weight-asian="bold" style:font-weight-complex="bold" fo:color="#000000"/>
    </style:style>
    <style:style style:name="T10" style:parent-style-name="Policepardéfaut" style:family="text">
      <style:text-properties style:font-name="Arial" style:font-name-complex="Arial" fo:color="#000000"/>
    </style:style>
    <style:style style:name="T11" style:parent-style-name="Policepardéfaut" style:family="text">
      <style:text-properties style:font-name="Arial" style:font-name-complex="Arial" fo:font-weight="bold" style:font-weight-asian="bold" style:font-weight-complex="bold" fo:color="#000000"/>
    </style:style>
    <style:style style:name="T12" style:parent-style-name="Policepardéfaut" style:family="text">
      <style:text-properties style:font-name="Arial" style:font-name-complex="Arial" fo:color="#000000"/>
    </style:style>
    <style:style style:name="T13" style:parent-style-name="Policepardéfaut" style:family="text">
      <style:text-properties style:font-name="Arial" style:font-name-complex="Arial" fo:color="#000000"/>
    </style:style>
    <style:style style:name="T14" style:parent-style-name="Policepardéfaut" style:family="text">
      <style:text-properties style:font-name="Arial" style:font-name-complex="Arial" fo:color="#000000"/>
    </style:style>
    <style:style style:name="T15" style:parent-style-name="Policepardéfaut" style:family="text">
      <style:text-properties style:font-name="Arial" style:font-name-complex="Arial" fo:color="#000000"/>
    </style:style>
    <style:style style:name="T16" style:parent-style-name="Policepardéfaut" style:family="text">
      <style:text-properties style:font-name="Arial" style:font-name-complex="Arial" fo:color="#000000"/>
    </style:style>
    <style:style style:name="T17" style:parent-style-name="Policepardéfaut" style:family="text">
      <style:text-properties style:font-name="Arial" style:font-name-complex="Arial" fo:color="#000000"/>
    </style:style>
    <style:style style:name="T18" style:parent-style-name="Policepardéfaut" style:family="text">
      <style:text-properties style:font-name="Arial" style:font-name-complex="Arial" fo:color="#000000"/>
    </style:style>
    <style:style style:name="T19" style:parent-style-name="Policepardéfaut" style:family="text">
      <style:text-properties style:font-name="Arial" style:font-name-complex="Arial" fo:color="#000000"/>
    </style:style>
    <style:style style:name="T20" style:parent-style-name="Policepardéfaut" style:family="text">
      <style:text-properties style:font-name="Arial" style:font-name-complex="Arial" fo:color="#000000"/>
    </style:style>
    <style:style style:name="T21" style:parent-style-name="Policepardéfaut" style:family="text">
      <style:text-properties style:font-name="Arial" style:font-name-complex="Arial" fo:color="#000000"/>
    </style:style>
    <style:style style:name="T22" style:parent-style-name="Policepardéfaut" style:family="text">
      <style:text-properties style:font-name="Arial" style:font-name-complex="Arial" fo:color="#000000"/>
    </style:style>
    <style:style style:name="P23" style:parent-style-name="Normal" style:family="paragraph">
      <style:paragraph-properties fo:margin-top="0.1666in" fo:margin-bottom="0.1666in"/>
      <style:text-properties style:font-name="Arial" style:font-name-complex="Arial" fo:color="#000000"/>
    </style:style>
    <style:style style:name="P24" style:parent-style-name="Normal" style:family="paragraph">
      <style:text-properties fo:font-size="12pt" style:font-size-asian="12pt" style:font-size-complex="12pt"/>
    </style:style>
    <style:style style:name="TableColumn26" style:family="table-column">
      <style:table-column-properties style:column-width="1.2763in"/>
    </style:style>
    <style:style style:name="TableColumn27" style:family="table-column">
      <style:table-column-properties style:column-width="5.0166in"/>
    </style:style>
    <style:style style:name="Table25" style:family="table">
      <style:table-properties style:width="6.293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T37" style:parent-style-name="Policepardéfaut" style:family="text">
      <style:text-properties fo:font-weight="bold" style:font-weight-asian="bold" style:font-weight-complex="bold"/>
    </style:style>
    <style:style style:name="P38" style:parent-style-name="Normal" style:family="paragraph">
      <style:paragraph-properties fo:margin-bottom="0in" fo:line-height="100%"/>
    </style:style>
    <style:style style:name="P39" style:parent-style-name="NormalWeb" style:family="paragraph">
      <style:paragraph-properties fo:margin-top="0.1666in" fo:margin-bottom="0.1666in" fo:background-color="#FFFFFF"/>
      <style:text-properties style:font-name="Calibri" style:font-name-asian="Calibri" style:font-name-complex="Times New Roman" fo:font-size="11pt" style:font-size-asian="11pt" style:font-size-complex="11pt" style:language-asian="en" style:country-asian="US"/>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TableRow42" style:family="table-row">
      <style:table-row-properties/>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office:automatic-styles>
  <office:body>
    <office:text text:use-soft-page-breaks="true">
      <text:p text:style-name="P1">Raci du ter<text:s/>Traitement de données horodatées</text:p>
      <text:p text:style-name="P2">Hadja Maimouna BALDE</text:p>
      <text:p text:style-name="P3">Khadija LAMNAOUR</text:p>
      <text:p text:style-name="P4"/>
      <text:p text:style-name="P5"><text:span text:style-name="T6">Ce ter a été réalisé en binôme dont l’objectif est de faire</text:span><text:span text:style-name="T7"><text:s/></text:span><text:span text:style-name="T8">une<text:s/></text:span><text:span text:style-name="T9">architecture</text:span><text:span text:style-name="T10"><text:s/>et un<text:s/></text:span><text:span text:style-name="T11">pipeline</text:span><text:span text:style-name="T12"><text:s/>« Data Science » pour le développement d’applications qui manipulent des<text:s/></text:span><text:span text:style-name="T13">données horodatées avec deux systèmes différents<text:s/></text:span><text:span text:style-name="T14">(</text:span><text:span text:style-name="T15">Apache kafka et influxDB</text:span><text:span text:style-name="T16">)</text:span><text:span text:style-name="T17">.</text:span><text:span text:style-name="T18"><text:s/></text:span><text:span text:style-name="T19">Comme on devait étudier deux systèmes différents ce qui nous<text:s/></text:span><text:span text:style-name="T20">a amené à</text:span><text:span text:style-name="T21"><text:s/>se partager les taches, dont khadija LAMNAOUR s’est occupée de la partie InfluxDB et hadja maimouna BALDE s’est occupée de la</text:span><text:span text:style-name="T22"><text:s/>partie kafka. À préciser que nous avons utilisé des donnée météorologique(série temporelle) pour la réalisation de ce ter.</text:span></text:p>
      <text:p text:style-name="P23"/>
      <text:p text:style-name="P24">Le tableau ci-dessous expliques comment les taches ont été réalisée.</text:p>
      <table:table table:style-name="Table25">
        <table:table-columns>
          <table:table-column table:style-name="TableColumn26"/>
          <table:table-column table:style-name="TableColumn27"/>
        </table:table-columns>
        <table:table-row table:style-name="TableRow28">
          <table:table-cell table:style-name="TableCell29" table:number-rows-spanned="2">
            <text:p text:style-name="P30">Responsible</text:p>
          </table:table-cell>
          <table:table-cell table:style-name="TableCell31">
            <text:p text:style-name="P32">Pour la réalisation de ce projet<text:s/>avec le système<text:s/>Kafka, tout<text:s/>d’abord nous avons utilisé comme langage python,<text:s/>ensuite nous avons<text:s/>fait<text:s/>les<text:s/>prétraitements (nettoyé les donnée).</text:p>
            <text:p text:style-name="P33"/>
            <text:p text:style-name="P34">Après nous avons connecté kafka et python, puis nous avons créé deux topic incomming-data qui<text:s/>contiendra<text:s/>les données<text:s/>qu’on va<text:s/>distribuer<text:s/>à Kafka via un<text:s/>Producer et qui sera consommé par un consommateur.<text:s/>Ensuite quand le consommateur termine sa lecture,<text:s/>il produit aussi une nouvelle information vers un autre topic appelé Anomalie<text:s/>que nous avons aussi<text:s/>créée<text:s/>et<text:s/>qui contiendra les anomalies qui seront détecter,<text:s/>donc le consommateur se comporte aussi comme un Producer<text:s/>aussi.</text:p>
            <text:p text:style-name="P35"/>
            <text:p text:style-name="P36">Ensuite nous avons entrainer 3 model (ARIMA, VAR et<text:s/>Isolation Forest)<text:s/>mais bien avant on rappelle que nous avions appliqué les caractéristiques adaptées à chaque model pour avoir une détection précise . <text:s/>Par contre pour la prédiction nous avons utilisé l’algo Isolation Forest, en générant le fichier entrainer avec la commande<text:s/><text:span text:style-name="T37">dump</text:span>, qui sera utiliser par le consommateur pour détecter les anomalies.</text:p>
            <text:p text:style-name="P38"/>
            <text:p text:style-name="P39">En fin nous avons utilisé un serveur web Django, qui lui aussi va consommer les données qui ont été produites dans le topic anomalie et afficher les anomalies sur une page web. </text:p>
            <text:p text:style-name="P40"/>
            <text:p text:style-name="P41"><text:s/></text:p>
          </table:table-cell>
        </table:table-row>
        <table:table-row table:style-name="TableRow42">
          <table:covered-table-cell>
            <text:p text:style-name="P43"/>
          </table:covered-table-cell>
          <table:table-cell table:style-name="TableCell44">
            <text:p text:style-name="P45">Pour la partie influxDB on a aussi utilisé le langage python et Flux <text:s/>qui est un langage de requête et de script natif d&amp;#39.</text:p>
            <text:p text:style-name="P46">InfluxDB peut être utilisé pour analyser et créer des prévisions avec vos données de séries chronologiques. Dans notre exemple</text:p>
            <text:soft-page-break/>
            <text:p text:style-name="P47">Nous avons écrit<text:s/>notre donnée<text:s/>sur la plate-forme de données de séries chronologiques<text:s/>InfluxDB, avec le client Python InfluxDB. Nous avons importé les donnes depuis un fichier<text:s/>csv, car c&amp;#39;est le moyen le plus simple d&amp;#39;écrire des données dans InfluxDB. Nous écrivons à</text:p>
            <text:p text:style-name="P48">InfluxDB car il s&amp;#39;agit d&amp;#39;une base de données spécialement conçue pour gérer les exigencesd&amp;#39;ingestion élevées et les données de séries chronologiques. Nous avons utilisé utiliser la<text:s/>version 1.8 car la version InfluxDB 2.0 nécessite une authentification et ne prend pas en</text:p>
            <text:p text:style-name="P49">Charge<text:s/>l’option de configuration auth-enabled = false d’InfluxDB v1. Donc nous allons passer<text:s/>par création de base de donnée sous command line (create database ) et les stocker<text:s/>directement puis l’affichage on et la visualisation on utilisant Grafana.</text:p>
          </table:table-cell>
        </table:table-row>
        <table:table-row table:style-name="TableRow50">
          <table:table-cell table:style-name="TableCell51">
            <text:p text:style-name="P52">Accountable</text:p>
          </table:table-cell>
          <table:table-cell table:style-name="TableCell53">
            <text:p text:style-name="P54">Omar BOUCELMA</text:p>
          </table:table-cell>
        </table:table-row>
        <table:table-row table:style-name="TableRow55">
          <table:table-cell table:style-name="TableCell56">
            <text:p text:style-name="P57">Consulted</text:p>
          </table:table-cell>
          <table:table-cell table:style-name="TableCell58">
            <text:p text:style-name="P59">Omar BOUCELMA</text:p>
          </table:table-cell>
        </table:table-row>
        <table:table-row table:style-name="TableRow60">
          <table:table-cell table:style-name="TableCell61">
            <text:p text:style-name="P62">Informed</text:p>
          </table:table-cell>
          <table:table-cell table:style-name="TableCell63">
            <text:p text:style-name="P64"/>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dja maimouna balde</meta:initial-creator>
    <dc:creator>hadja maimouna balde</dc:creator>
    <meta:creation-date>2023-02-15T00:13:00Z</meta:creation-date>
    <dc:date>2023-02-15T01:42:00Z</dc:date>
    <meta:template xlink:href="Normal.dotm" xlink:type="simple"/>
    <meta:editing-cycles>5</meta:editing-cycles>
    <meta:editing-duration>PT4920S</meta:editing-duration>
    <meta:document-statistic meta:page-count="2" meta:paragraph-count="6" meta:word-count="475" meta:character-count="3086" meta:row-count="21" meta:non-whitespace-character-count="2617"/>
  </office:meta>
</office:document-meta>
</file>